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b6afc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1" style:list-style-name="WWNum1"/>
    <style:style style:name="P10" style:family="paragraph" style:parent-style-name="Heading_20_3" style:list-style-name="WWNum1"/>
    <style:style style:name="P1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15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12843"/>
    </style:style>
    <style:style style:name="P16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6afca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20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285d32d" officeooo:paragraph-rsid="02b12843"/>
    </style:style>
    <style:style style:name="P30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31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6afca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7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P38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6afca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7581c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6afca" officeooo:paragraph-rsid="02b6afca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2f310" officeooo:paragraph-rsid="02b2f310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8" style:family="text">
      <style:text-properties style:use-window-font-color="true" loext:opacity="0%" style:font-name="Liberation Sans" fo:font-size="14.1000003814697pt" fo:font-weight="bold" officeooo: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9" style:family="text">
      <style:text-properties style:use-window-font-color="true" loext:opacity="0%" style:font-name="Liberation Sans" fo:font-size="14.1000003814697pt" fo:font-weight="bold" officeooo:rsid="02b6afc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0" style:family="text">
      <style:text-properties style:use-window-font-color="true" loext:opacity="0%" style:text-line-through-style="none" style:text-line-through-type="none"/>
    </style:style>
    <style:style style:name="T11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12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13" style:family="text">
      <style:text-properties style:use-window-font-color="true" loext:opacity="0%" officeooo:rsid="02909524"/>
    </style:style>
    <style:style style:name="T14" style:family="text">
      <style:text-properties officeooo:rsid="027e4b16"/>
    </style:style>
    <style:style style:name="T15" style:family="text">
      <style:text-properties officeooo:rsid="027f4348"/>
    </style:style>
    <style:style style:name="T16" style:family="text">
      <style:text-properties officeooo:rsid="0280ebf0"/>
    </style:style>
    <style:style style:name="T17" style:family="text">
      <style:text-properties officeooo:rsid="02819629"/>
    </style:style>
    <style:style style:name="T18" style:family="text">
      <style:text-properties officeooo:rsid="0282ff73"/>
    </style:style>
    <style:style style:name="T19" style:family="text">
      <style:text-properties officeooo:rsid="02836249"/>
    </style:style>
    <style:style style:name="T20" style:family="text">
      <style:text-properties officeooo:rsid="0283a02d"/>
    </style:style>
    <style:style style:name="T21" style:family="text">
      <style:text-properties officeooo:rsid="0283ac78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officeooo:rsid="0289ea00"/>
    </style:style>
    <style:style style:name="T24" style:family="text">
      <style:text-properties fo:color="#ff0000" loext:opacity="100%" officeooo:rsid="028cdc51"/>
    </style:style>
    <style:style style:name="T25" style:family="text">
      <style:text-properties fo:color="#ff0000" loext:opacity="100%" officeooo:rsid="02909524"/>
    </style:style>
    <style:style style:name="T26" style:family="text">
      <style:text-properties fo:color="#ff0000" loext:opacity="100%" style:text-line-through-style="none" style:text-line-through-type="none"/>
    </style:style>
    <style:style style:name="T27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8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29" style:family="text">
      <style:text-properties fo:color="#ff0000" loext:opacity="100%" style:text-line-through-style="none" style:text-line-through-type="none" style:font-name="Liberation Sans" fo:font-size="12pt" officeooo:rsid="02b12843" style:font-name-asian="Microsoft YaHei" style:font-size-asian="12pt" style:font-name-complex="Lucida Sans" style:font-size-complex="12pt"/>
    </style:style>
    <style:style style:name="T30" style:family="text">
      <style:text-properties fo:color="#ff0000" loext:opacity="100%" officeooo:rsid="029f3cfc"/>
    </style:style>
    <style:style style:name="T31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32" style:family="text">
      <style:text-properties officeooo:rsid="027cd86a"/>
    </style:style>
    <style:style style:name="T33" style:family="text">
      <style:text-properties officeooo:rsid="02961725"/>
    </style:style>
    <style:style style:name="T34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style:style style:name="T35" style:family="text">
      <style:text-properties officeooo:rsid="02b647b4"/>
    </style:style>
    <style:style style:name="T36" style:family="text">
      <style:text-properties officeooo:rsid="02b7581c"/>
    </style:style>
    <style:style style:name="T37" style:family="text">
      <style:text-properties style:font-name="Liberation Sans" fo:font-size="12pt" officeooo:rsid="02b7581c" style:font-name-asian="Microsoft YaHei" style:font-size-asian="12pt" style:font-name-complex="Lucida Sans" style:font-size-complex="12pt"/>
    </style:style>
    <style:style style:name="T38" style:family="text">
      <style:text-properties officeooo:rsid="02b88cfd"/>
    </style:style>
    <style:style style:name="T39" style:family="text">
      <style:text-properties officeooo:rsid="02bab6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7152691" text:style-name="WWNum1">
        <text:list-item>
          <text:h text:style-name="P9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10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5">Earth elementalist <text:span text:style-name="T15">h</text:span>akaan - 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6">Hyde </text:span>(Jaspin)</text:p>
          </table:table-cell>
          <table:table-cell table:style-name="Table1.B2" office:value-type="string">
            <text:p text:style-name="P7">Spore vamp<text:span text:style-name="T32"> - </text:span>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Ysha’ak </text:span>(Grif)</text:p>
          </table:table-cell>
          <table:table-cell table:style-name="Table1.B2" office:value-type="string">
            <text:p text:style-name="P7">Time raider tactician “<text:span text:style-name="T19">ee-shak”</text:span><text:span text:style-name="T32"> - </text:span><text:span text:style-name="T23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Lazarus </text:span>(Leg<text:span text:style-name="T20">endary</text:span>)</text:p>
          </table:table-cell>
          <table:table-cell table:style-name="Table1.B2" office:value-type="string">
            <text:p text:style-name="P6">Necro Summoner - <text:span text:style-name="T24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7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212748936726331" text:continue-numbering="true" text:style-name="WWNum1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1986623869664">
          <table:table-cell table:style-name="Table2.A1" office:value-type="string">
            <text:list xml:id="list4174806540" text:style-name="L1">
              <text:list-item>
                <text:p text:style-name="P17">Safety: Not trying to approach any line, except gore stuff and hostages (who are all adults). Feelings? X-Card: ping me to test! <text:span text:style-name="T34">No surgery, intestines</text:span></text:p>
              </text:list-item>
              <text:list-item>
                <text:p text:style-name="P17">Bio-break at halfway point, 15/20 minutes.</text:p>
              </text:list-item>
              <text:list-item>
                <text:p text:style-name="P18">Owlbear quick rundown: scroll, ping, move character, change numbers, roll dice</text:p>
              </text:list-item>
              <text:list-item>
                <text:p text:style-name="P18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9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1986623878096">
          <table:table-cell table:style-name="Table2.A2" office:value-type="string">
            <text:list xml:id="list212748660011809" text:continue-numbering="true" text:style-name="L1">
              <text:list-item>
                <text:p text:style-name="P20">Owlbear was down! Using foundry!</text:p>
              </text:list-item>
              <text:list-item>
                <text:p text:style-name="P21"><text:span text:style-name="T18">About to f</text:span>ight Hawklords at Ivywatch Keep</text:p>
              </text:list-item>
              <text:list-item>
                <text:p text:style-name="P22">They found the LETTER and the ROSARY</text:p>
              </text:list-item>
            </text:list>
          </table:table-cell>
        </table:table-row>
      </table:table>
      <text:list xml:id="list212749340977864" text:continue-list="list212748936726331" text:style-name="WWNum1">
        <text:list-item>
          <text:list>
            <text:list-item>
              <text:list>
                <text:list-item>
                  <text:h text:style-name="P12" text:outline-level="3">Session <text:span text:style-name="T18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12748967361785" text:continue-list="list212748660011809" text:style-name="L1">
              <text:list-item>
                <text:p text:style-name="P26">PREP: <text:span text:style-name="T22">Hawklords, Horror, </text:span><text:span text:style-name="T26">Secret Tunnel</text:span><text:span text:style-name="T10"> </text:span></text:p>
              </text:list-item>
              <text:list-item>
                <text:p text:style-name="P23">Yshaak has a bane on first power roll in <text:span text:style-name="T21">combat </text:span>encounter</text:p>
              </text:list-item>
              <text:list-item>
                <text:p text:style-name="P24">Enemies are slowed (EoT)</text:p>
              </text:list-item>
              <text:list-item>
                <text:p text:style-name="P30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 table:style-name="TableLine1986623871296">
          <table:table-cell table:style-name="Table4.A1" office:value-type="string">
            <text:list xml:id="list212749262402200" text:continue-numbering="true" text:style-name="L1">
              <text:list-item>
                <text:p text:style-name="P32"><text:span text:style-name="T25">Round 2; </text:span><text:span text:style-name="T22">Horror: 138, Hand </text:span><text:span text:style-name="T25">Squad A</text:span><text:span text:style-name="T22">: </text:span><text:span text:style-name="T31">12</text:span><text:span text:style-name="T22">, </text:span><text:span text:style-name="T25">Hand Squad B: 32, Malice: 3</text:span><text:span text:style-name="T30">+7</text:span></text:p>
              </text:list-item>
            </text:list>
          </table:table-cell>
        </table:table-row>
      </table:table>
      <text:list xml:id="list212748626174057" text:continue-list="list212749340977864" text:style-name="WWNum1">
        <text:list-item>
          <text:list>
            <text:list-item>
              <text:list>
                <text:list-item>
                  <text:h text:style-name="P13" text:outline-level="3">Session <text:span text:style-name="T33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Line1986623883536">
          <table:table-cell table:style-name="Table6.A1" office:value-type="string">
            <text:list xml:id="list212750535678420" text:continue-list="list212749262402200" text:style-name="L1">
              <text:list-item>
                <text:p text:style-name="P27"><text:span text:style-name="T13">PREP: </text:span><text:span text:style-name="T27">Gaol, Tomb, Mess</text:span><text:span text:style-name="T11"> </text:span></text:p>
              </text:list-item>
            </text:list>
          </table:table-cell>
        </table:table-row>
        <table:table-row table:style-name="TableLine1986623874288">
          <table:table-cell table:style-name="Table6.A2" office:value-type="string">
            <text:list xml:id="list212748548336040" text:continue-numbering="true" text:style-name="L1">
              <text:list-item>
                <text:p text:style-name="P33">Infiltrating with Qoroth! They basically got a lore dump, they have the oath.</text:p>
              </text:list-item>
              <text:list-item>
                <text:p text:style-name="P34">They don’t know about the path to the tomb yet</text:p>
              </text:list-item>
              <text:list-item>
                <text:p text:style-name="P35">Yshaak’s Beyond Sight gives line of sight for Mark</text:p>
              </text:list-item>
            </text:list>
          </table:table-cell>
        </table:table-row>
      </table:table>
      <text:list xml:id="list212749510117383" text:continue-list="list212748626174057" text:style-name="WWNum1">
        <text:list-item>
          <text:list>
            <text:list-item>
              <text:list>
                <text:list-item>
                  <text:h text:style-name="P14" text:outline-level="3"><text:span text:style-name="T6">Session </text:span><text:span text:style-name="T7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Line1986623874560">
          <table:table-cell table:style-name="Table5.A1" office:value-type="string">
            <text:list xml:id="list212749811184464" text:continue-list="list212748548336040" text:style-name="L1">
              <text:list-item>
                <text:p text:style-name="P28"><text:span text:style-name="T13">PREP: </text:span><text:span text:style-name="T28">Chapel</text:span><text:span text:style-name="T12"> </text:span></text:p>
              </text:list-item>
            </text:list>
          </table:table-cell>
        </table:table-row>
        <table:table-row table:style-name="TableLine1986623880544">
          <table:table-cell table:style-name="Table5.A2" office:value-type="string">
            <text:list xml:id="list212749735311983" text:continue-numbering="true" text:style-name="L1">
              <text:list-item>
                <text:p text:style-name="P25">Yshaak sees the ladder to the tomb with Beyond Sight!</text:p>
              </text:list-item>
              <text:list-item>
                <text:p text:style-name="P36">^^ this made it nearly impossible (and I failed) to let the bloodeye escape with a hostage.</text:p>
              </text:list-item>
              <text:list-item>
                <text:p text:style-name="P37">Heroes found the Tomb, want to swear oath, <text:span text:style-name="T35">but need the Prayer from the Chapel</text:span></text:p>
              </text:list-item>
            </text:list>
          </table:table-cell>
        </table:table-row>
      </table:table>
      <text:list xml:id="list212750526228638" text:continue-list="list212749510117383" text:style-name="WWNum1">
        <text:list-item>
          <text:list>
            <text:list-item>
              <text:list>
                <text:list-item>
                  <text:h text:style-name="P15" text:outline-level="3"><text:soft-page-break/><text:span text:style-name="T6">Session </text:span><text:span text:style-name="T8">5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Line1986623883808">
          <table:table-cell table:style-name="Table7.A1" office:value-type="string">
            <text:list xml:id="list212750536871260" text:continue-list="list212749735311983" text:style-name="L1">
              <text:list-item>
                <text:p text:style-name="P29"><text:span text:style-name="T13">PREP: </text:span><text:span text:style-name="T29">I think we’re good, maybe prep Yslansh &amp; Torment?</text:span><text:span text:style-name="T12"> </text:span></text:p>
              </text:list-item>
              <text:list-item>
                <text:p text:style-name="P39"><text:span text:style-name="T12">Draw Steel in the Mess! 5 Victories =&gt; 11 Malice</text:span></text:p>
              </text:list-item>
            </text:list>
          </table:table-cell>
        </table:table-row>
        <table:table-row table:style-name="TableLine1986623897136">
          <table:table-cell table:style-name="Table7.A2" office:value-type="string">
            <text:list xml:id="list212749224976664" text:continue-numbering="true" text:style-name="L1">
              <text:list-item>
                <text:p text:style-name="P41">The heroes earned <text:span text:style-name="T37">a Basilisk Heart and gain a Victory – beat the Mess</text:span></text:p>
              </text:list-item>
              <text:list-item>
                <text:p text:style-name="P40">Next time: Chapel!</text:p>
              </text:list-item>
            </text:list>
          </table:table-cell>
        </table:table-row>
      </table:table>
      <text:list xml:id="list212749210811542" text:continue-list="list212750526228638" text:style-name="WWNum1">
        <text:list-item>
          <text:list>
            <text:list-item>
              <text:list>
                <text:list-item>
                  <text:h text:style-name="P16" text:outline-level="3"><text:span text:style-name="T6">Session </text:span><text:span text:style-name="T9">6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 table:style-name="TableLine1986623896320">
          <table:table-cell table:style-name="Table8.A1" office:value-type="string">
            <text:list xml:id="list212749414132810" text:continue-list="list212749224976664" text:style-name="L1">
              <text:list-item>
                <text:p text:style-name="P31">PREP: <text:span text:style-name="T38">prep Encounter sheet for Yslansh, Beyond Saving</text:span></text:p>
              </text:list-item>
            </text:list>
          </table:table-cell>
        </table:table-row>
        <table:table-row table:style-name="TableLine1986623901760">
          <table:table-cell table:style-name="Table8.A2" office:value-type="string">
            <text:list xml:id="list212750470513264" text:continue-numbering="true" text:style-name="L1">
              <text:list-item>
                <text:p text:style-name="P38">Draw Steel in the <text:span text:style-name="T39">Chapel!</text:span> <text:span text:style-name="T39">6 </text:span>Victories =&gt; 1<text:span text:style-name="T39">2</text:span> Malice</text:p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8H46M20S</meta:editing-duration>
    <meta:editing-cycles>623</meta:editing-cycles>
    <meta:generator>LibreOffice/7.2.2.2$Windows_X86_64 LibreOffice_project/02b2acce88a210515b4a5bb2e46cbfb63fe97d56</meta:generator>
    <dc:date>2025-07-31T21:27:48.305000000</dc:date>
    <meta:document-statistic meta:table-count="8" meta:image-count="0" meta:object-count="0" meta:page-count="2" meta:paragraph-count="45" meta:word-count="364" meta:character-count="1965" meta:non-whitespace-character-count="1668"/>
  </office:meta>
</office:document-meta>
</file>